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 style:list-style-name="L2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6" style:family="paragraph" style:parent-style-name="Standard" style:list-style-name="L3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committing them to the appropriate line of development. <text:s/></text:p>
      <text:p text:style-name="Standard"/>
      <text:p text:style-name="Standard">Although we all play both roles simultaneously, for a given item of work, the developer and the reviewer must be different individuals.</text:p>
      <text:p text:style-name="Standard"/>
      <text:p text:style-name="P2">Developer Steps</text:p>
      <text:p text:style-name="P3"/>
      <text:list text:style-name="L2">
        <text:list-item>
          <text:p text:style-name="P4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4"><text:span text:style-name="T2">Create task</text:span></text:p>
          <text:p text:style-name="P4">Create a task in the Software Engineering task tracker. <text:s/>If the work is targeted for both lines of development, create a task for each. <text:line-break/></text:p>
        </text:list-item>
        <text:list-item>
          <text:p text:style-name="P4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<text:line-break/></text:p>
        </text:list-item>
        <text:list-item>
          <text:p text:style-name="P4"><text:span text:style-name="T2">Assign reviewer</text:span><text:line-break/>In fedora/branches, check ou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the log, in the same format as the others, and commit the change.<text:line-break/></text:p>
        </text:list-item>
        <text:list-item>
          <text:p text:style-name="P4">Code and test</text:p>
        </text:list-item>
        <text:list-item>
          <text:p text:style-name="P4">Update task</text:p>
        </text:list-item>
        <text:list-item>
          <text:p text:style-name="P4">Notify reviewer</text:p>
        </text:list-item>
      </text:list>
      <text:p text:style-name="P3"/>
      <text:p text:style-name="P5">Reviewer Steps</text:p>
      <text:p text:style-name="P3"/>
      <text:list text:style-name="L3">
        <text:list-item>
          <text:p text:style-name="P6">Merge<text:line-break/>Note: if the branch has been out for some time, the reviewer may opt to have the developer "merge up" from the trunk before they can do a meaningful review. <text:s/>The reviewer may also choose to perform a "merge up".</text:p>
        </text:list-item>
        <text:list-item>
          <text:p text:style-name="P6">Review</text:p>
        </text:list-item>
        <text:list-item>
          <text:p text:style-name="P6">Commit</text:p>
        </text:list-item>
        <text:list-item>
          <text:p text:style-name="P6">Remove branch</text:p>
        </text:list-item>
        <text:list-item>
          <text:p text:style-name="P6">Update branch log</text:p>
        </text:list-item>
        <text:list-item>
          <text:p text:style-name="P6">Notify developer</text:p>
        </text:list-item>
        <text:list-item>
          <text:p text:style-name="P6">Close task</text:p>
        </text:list-item>
        <text:list-item>
          <text:p text:style-name="P6">Close tracker item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hris Wilper</meta:initial-creator>
    <meta:creation-date>2008-02-15T11:42:53</meta:creation-date>
    <dc:creator>Chris Wilper</dc:creator>
    <dc:date>2008-02-15T16:45:25</dc:date>
    <dc:language>en-US</dc:language>
    <meta:editing-cycles>7</meta:editing-cycles>
    <meta:editing-duration>PT5H2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386" meta:character-count="2359"/>
  </office:meta>
</office:document-meta>
</file>